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11 月 份" calcext:value-type="string">
              <text:p><text:s text:c="7"/>中 華 民 國 97 年 11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1415" calcext:value-type="float">
            <text:p><text:s text:c="3"/>11,415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29" office:value-type="float" office:value="9901" calcext:value-type="float">
            <text:p><text:s text:c="3"/>9,901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20388" calcext:value-type="float">
            <text:p><text:s text:c="3"/>20,388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8" calcext:value-type="float">
            <text:p><text:s text:c="3"/>10.80 </text:p>
          </table:table-cell>
          <table:table-cell table:style-name="ce29" office:value-type="float" office:value="10487" calcext:value-type="float">
            <text:p><text:s text:c="3"/>10,48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29" office:value-type="float" office:value="16329" calcext:value-type="float">
            <text:p><text:s text:c="3"/>16,329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5" calcext:value-type="float">
            <text:p><text:s text:c="3"/>8.65 </text:p>
          </table:table-cell>
          <table:table-cell table:style-name="ce29" office:value-type="float" office:value="4218" calcext:value-type="float">
            <text:p><text:s text:c="3"/>4,21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11066" calcext:value-type="float">
            <text:p><text:s text:c="3"/>11,06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9783" calcext:value-type="float">
            <text:p><text:s text:c="3"/>9,783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1" calcext:value-type="float">
            <text:p><text:s text:c="3"/>5.21 </text:p>
          </table:table-cell>
          <table:table-cell table:style-name="ce29" office:value-type="float" office:value="20245" calcext:value-type="float">
            <text:p><text:s text:c="3"/>20,245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77" calcext:value-type="float">
            <text:p><text:s text:c="3"/>10.77 </text:p>
          </table:table-cell>
          <table:table-cell table:style-name="ce29" office:value-type="float" office:value="10462" calcext:value-type="float">
            <text:p><text:s text:c="3"/>10,462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7" calcext:value-type="float">
            <text:p><text:s text:c="3"/>5.57 </text:p>
          </table:table-cell>
          <table:table-cell table:style-name="ce29" office:value-type="float" office:value="16268" calcext:value-type="float">
            <text:p><text:s text:c="3"/>16,268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6" calcext:value-type="float">
            <text:p><text:s text:c="3"/>8.66 </text:p>
          </table:table-cell>
          <table:table-cell table:style-name="ce29" office:value-type="float" office:value="4210" calcext:value-type="float">
            <text:p><text:s text:c="3"/>4,21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10825" calcext:value-type="float">
            <text:p><text:s text:c="3"/>10,82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29" office:value-type="float" office:value="8327" calcext:value-type="float">
            <text:p><text:s text:c="3"/>8,327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29" office:value-type="float" office:value="16988" calcext:value-type="float">
            <text:p><text:s text:c="3"/>16,98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1.04" calcext:value-type="float">
            <text:p><text:s text:c="3"/>11.04 </text:p>
          </table:table-cell>
          <table:table-cell table:style-name="ce29" office:value-type="float" office:value="8661" calcext:value-type="float">
            <text:p><text:s text:c="3"/>8,66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29" office:value-type="float" office:value="13325" calcext:value-type="float">
            <text:p><text:s text:c="3"/>13,325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6" calcext:value-type="float">
            <text:p><text:s text:c="3"/>8.66 </text:p>
          </table:table-cell>
          <table:table-cell table:style-name="ce29" office:value-type="float" office:value="3520" calcext:value-type="float">
            <text:p><text:s text:c="3"/>3,52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4204" calcext:value-type="float">
            <text:p><text:s text:c="3"/>4,204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3.41" calcext:value-type="float">
            <text:p><text:s text:c="3"/>13.41 </text:p>
          </table:table-cell>
          <table:table-cell table:style-name="ce30" office:value-type="float" office:value="2058" calcext:value-type="float">
            <text:p><text:s text:c="3"/>2,05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3314" calcext:value-type="float">
            <text:p><text:s text:c="3"/>3,314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56" calcext:value-type="float">
            <text:p><text:s text:c="3"/>10.56 </text:p>
          </table:table-cell>
          <table:table-cell table:style-name="ce30" office:value-type="float" office:value="1256" calcext:value-type="float">
            <text:p><text:s text:c="3"/>1,256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30" office:value-type="float" office:value="3014" calcext:value-type="float">
            <text:p><text:s text:c="3"/>3,014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1" calcext:value-type="float">
            <text:p><text:s text:c="3"/>9.61 </text:p>
          </table:table-cell>
          <table:table-cell table:style-name="ce30" office:value-type="float" office:value="800" calcext:value-type="float">
            <text:p><text:s text:c="3"/>80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0" office:value-type="float" office:value="383" calcext:value-type="float">
            <text:p><text:s text:c="3"/>383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14" calcext:value-type="float">
            <text:p><text:s text:c="3"/>10.14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30" office:value-type="float" office:value="300" calcext:value-type="float">
            <text:p><text:s text:c="3"/>30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279" calcext:value-type="float">
            <text:p><text:s text:c="3"/>2,279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26" office:value-type="float" office:value="14.23" calcext:value-type="float">
            <text:p><text:s text:c="3"/>14.23 </text:p>
          </table:table-cell>
          <table:table-cell table:style-name="ce30" office:value-type="float" office:value="1274" calcext:value-type="float">
            <text:p><text:s text:c="3"/>1,27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5" calcext:value-type="float">
            <text:p><text:s text:c="3"/>7.95 </text:p>
          </table:table-cell>
          <table:table-cell table:style-name="ce30" office:value-type="float" office:value="1938" calcext:value-type="float">
            <text:p><text:s text:c="3"/>1,938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26" office:value-type="float" office:value="12.09" calcext:value-type="float">
            <text:p><text:s text:c="3"/>12.09 </text:p>
          </table:table-cell>
          <table:table-cell table:style-name="ce30" office:value-type="float" office:value="664" calcext:value-type="float">
            <text:p><text:s text:c="3"/>664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4" calcext:value-type="float">
            <text:p><text:s text:c="3"/>4.14 </text:p>
          </table:table-cell>
          <table:table-cell table:style-name="ce30" office:value-type="float" office:value="1503" calcext:value-type="float">
            <text:p><text:s text:c="3"/>1,50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8" calcext:value-type="float">
            <text:p><text:s text:c="3"/>9.38 </text:p>
          </table:table-cell>
          <table:table-cell table:style-name="ce30" office:value-type="float" office:value="438" calcext:value-type="float">
            <text:p><text:s text:c="3"/>43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13" calcext:value-type="float">
            <text:p><text:s text:c="3"/>613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26" office:value-type="float" office:value="14.9" calcext:value-type="float">
            <text:p><text:s text:c="3"/>14.90 </text:p>
          </table:table-cell>
          <table:table-cell table:style-name="ce30" office:value-type="float" office:value="351" calcext:value-type="float">
            <text:p><text:s text:c="3"/>35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2" calcext:value-type="float">
            <text:p><text:s text:c="3"/>8.52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26" office:value-type="float" office:value="14.23" calcext:value-type="float">
            <text:p><text:s text:c="3"/>14.23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" calcext:value-type="float">
            <text:p><text:s text:c="3"/>9.40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30" calcext:value-type="float">
            <text:p><text:s text:c="3"/>230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491" calcext:value-type="float">
            <text:p><text:s text:c="3"/>491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69" calcext:value-type="float">
            <text:p><text:s text:c="3"/>10.69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9" calcext:value-type="float">
            <text:p><text:s text:c="3"/>6.49 </text:p>
          </table:table-cell>
          <table:table-cell table:style-name="ce30" office:value-type="float" office:value="417" calcext:value-type="float">
            <text:p><text:s text:c="3"/>417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1125" calcext:value-type="float">
            <text:p><text:s text:c="3"/>1,12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30" office:value-type="float" office:value="940" calcext:value-type="float">
            <text:p><text:s text:c="3"/>94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30" office:value-type="float" office:value="1555" calcext:value-type="float">
            <text:p><text:s text:c="3"/>1,555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2.19" calcext:value-type="float">
            <text:p><text:s text:c="3"/>12.19 </text:p>
          </table:table-cell>
          <table:table-cell table:style-name="ce30" office:value-type="float" office:value="615" calcext:value-type="float">
            <text:p><text:s text:c="3"/>61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1160" calcext:value-type="float">
            <text:p><text:s text:c="3"/>1,16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30" office:value-type="float" office:value="270" calcext:value-type="float">
            <text:p><text:s text:c="3"/>27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337" calcext:value-type="float">
            <text:p><text:s text:c="3"/>33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30" office:value-type="float" office:value="655" calcext:value-type="float">
            <text:p><text:s text:c="3"/>65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1311" calcext:value-type="float">
            <text:p><text:s text:c="3"/>1,311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2.18" calcext:value-type="float">
            <text:p><text:s text:c="3"/>12.18 </text:p>
          </table:table-cell>
          <table:table-cell table:style-name="ce30" office:value-type="float" office:value="656" calcext:value-type="float">
            <text:p><text:s text:c="3"/>65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908" calcext:value-type="float">
            <text:p><text:s text:c="3"/>908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8" calcext:value-type="float">
            <text:p><text:s text:c="3"/>3.78 </text:p>
          </table:table-cell>
          <table:table-cell table:style-name="ce30" office:value-type="float" office:value="459" calcext:value-type="float">
            <text:p><text:s text:c="3"/>459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53" calcext:value-type="float">
            <text:p><text:s text:c="3"/>10.53 </text:p>
          </table:table-cell>
          <table:table-cell table:style-name="ce30" office:value-type="float" office:value="294" calcext:value-type="float">
            <text:p><text:s text:c="3"/>29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6" calcext:value-type="float">
            <text:p><text:s text:c="3"/>7.96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73" calcext:value-type="float">
            <text:p><text:s/>－7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3" calcext:value-type="float">
            <text:p><text:s/>－1.23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5" calcext:value-type="float">
            <text:p><text:s text:c="3"/>3.15 </text:p>
          </table:table-cell>
          <table:table-cell table:style-name="ce30" office:value-type="float" office:value="676" calcext:value-type="float">
            <text:p><text:s text:c="3"/>676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1.39" calcext:value-type="float">
            <text:p><text:s text:c="3"/>11.39 </text:p>
          </table:table-cell>
          <table:table-cell table:style-name="ce30" office:value-type="float" office:value="489" calcext:value-type="float">
            <text:p><text:s text:c="3"/>48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30" office:value-type="float" office:value="476" calcext:value-type="float">
            <text:p><text:s text:c="3"/>47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2" calcext:value-type="float">
            <text:p><text:s text:c="3"/>8.02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30" office:value-type="float" office:value="460" calcext:value-type="float">
            <text:p><text:s text:c="3"/>46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3" calcext:value-type="float">
            <text:p><text:s text:c="3"/>10.23 </text:p>
          </table:table-cell>
          <table:table-cell table:style-name="ce30" office:value-type="float" office:value="410" calcext:value-type="float">
            <text:p><text:s text:c="3"/>41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0" office:value-type="float" office:value="375" calcext:value-type="float">
            <text:p><text:s text:c="3"/>37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166" calcext:value-type="float">
            <text:p><text:s text:c="3"/>166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3" calcext:value-type="float">
            <text:p><text:s text:c="3"/>1.83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1" calcext:value-type="float">
            <text:p><text:s text:c="3"/>2.31 </text:p>
          </table:table-cell>
          <table:table-cell table:style-name="ce30" office:value-type="float" office:value="859" calcext:value-type="float">
            <text:p><text:s text:c="3"/>85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49" calcext:value-type="float">
            <text:p><text:s text:c="3"/>9.49 </text:p>
          </table:table-cell>
          <table:table-cell table:style-name="ce30" office:value-type="float" office:value="650" calcext:value-type="float">
            <text:p><text:s text:c="3"/>65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717" calcext:value-type="float">
            <text:p><text:s text:c="3"/>71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330" calcext:value-type="float">
            <text:p><text:s text:c="3"/>33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4" calcext:value-type="float">
            <text:p><text:s text:c="3"/>3.24 </text:p>
          </table:table-cell>
          <table:table-cell table:style-name="ce30" office:value-type="float" office:value="468" calcext:value-type="float">
            <text:p><text:s text:c="3"/>46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1119" calcext:value-type="float">
            <text:p><text:s text:c="3"/>1,119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8" calcext:value-type="float">
            <text:p><text:s text:c="3"/>10.98 </text:p>
          </table:table-cell>
          <table:table-cell table:style-name="ce30" office:value-type="float" office:value="651" calcext:value-type="float">
            <text:p><text:s text:c="3"/>651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803" calcext:value-type="float">
            <text:p><text:s text:c="3"/>80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27" calcext:value-type="float">
            <text:p><text:s/>－127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75" calcext:value-type="float">
            <text:p><text:s/>－1.75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7" calcext:value-type="float">
            <text:p><text:s text:c="3"/>2.07 </text:p>
          </table:table-cell>
          <table:table-cell table:style-name="ce30" office:value-type="float" office:value="735" calcext:value-type="float">
            <text:p><text:s text:c="3"/>735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13" calcext:value-type="float">
            <text:p><text:s text:c="3"/>10.13 </text:p>
          </table:table-cell>
          <table:table-cell table:style-name="ce30" office:value-type="float" office:value="585" calcext:value-type="float">
            <text:p><text:s text:c="3"/>58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0" office:value-type="float" office:value="450" calcext:value-type="float">
            <text:p><text:s text:c="3"/>45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" calcext:value-type="float">
            <text:p><text:s text:c="3"/>6.20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8" calcext:value-type="float">
            <text:p><text:s/>－8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4" calcext:value-type="float">
            <text:p><text:s text:c="3"/>2.94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46" calcext:value-type="float">
            <text:p><text:s text:c="3"/>10.46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6" calcext:value-type="float">
            <text:p><text:s text:c="3"/>6.36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96" calcext:value-type="float">
            <text:p><text:s/>－2.96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4" calcext:value-type="float">
            <text:p><text:s text:c="3"/>1.54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35" calcext:value-type="float">
            <text:p><text:s text:c="3"/>10.35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09" calcext:value-type="float">
            <text:p><text:s text:c="3"/>10.09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6" calcext:value-type="float">
            <text:p><text:s text:c="3"/>2.36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56" calcext:value-type="float">
            <text:p><text:s text:c="3"/>9.5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5" calcext:value-type="float">
            <text:p><text:s text:c="3"/>1.85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1" calcext:value-type="float">
            <text:p><text:s text:c="3"/>3.51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14" calcext:value-type="float">
            <text:p><text:s text:c="3"/>614 </text:p>
          </table:table-cell>
          <table:table-cell table:style-name="ce26" office:value-type="float" office:value="1.52" calcext:value-type="float">
            <text:p><text:s text:c="3"/>1.52 </text:p>
          </table:table-cell>
          <table:table-cell table:style-name="ce26" office:value-type="float" office:value="18.54" calcext:value-type="float">
            <text:p><text:s text:c="3"/>18.54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1" calcext:value-type="float">
            <text:p><text:s text:c="3"/>9.71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78" calcext:value-type="float">
            <text:p><text:s text:c="3"/>14.78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53" calcext:value-type="float">
            <text:p><text:s text:c="3"/>65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8" calcext:value-type="float">
            <text:p><text:s text:c="3"/>7.48 </text:p>
          </table:table-cell>
          <table:table-cell table:style-name="ce30" office:value-type="float" office:value="510" calcext:value-type="float">
            <text:p><text:s text:c="3"/>51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897" calcext:value-type="float">
            <text:p><text:s text:c="3"/>897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8" calcext:value-type="float">
            <text:p><text:s text:c="3"/>10.28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30" office:value-type="float" office:value="751" calcext:value-type="float">
            <text:p><text:s text:c="3"/>75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" calcext:value-type="float">
            <text:p><text:s text:c="3"/>8.60 </text:p>
          </table:table-cell>
          <table:table-cell table:style-name="ce18" office:value-type="float" office:value="231" calcext:value-type="float">
            <text:p><text:s text:c="3"/>23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22" calcext:value-type="float">
            <text:p><text:s/>－22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2" calcext:value-type="float">
            <text:p><text:s text:c="3"/>3.52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57" calcext:value-type="float">
            <text:p><text:s text:c="3"/>9.57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384" calcext:value-type="float">
            <text:p><text:s/>384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6.1" calcext:value-type="float">
            <text:p><text:s text:c="3"/>6.10 </text:p>
          </table:table-cell>
          <table:table-cell table:style-name="ce31" office:value-type="float" office:value="329" calcext:value-type="float">
            <text:p><text:s text:c="3"/>329 </text:p>
          </table:table-cell>
          <table:table-cell table:style-name="ce28" office:value-type="float" office:value="0.43" calcext:value-type="float">
            <text:p><text:s text:c="3"/>0.43 </text:p>
          </table:table-cell>
          <table:table-cell table:style-name="ce28" office:value-type="float" office:value="5.23" calcext:value-type="float">
            <text:p><text:s text:c="3"/>5.23 </text:p>
          </table:table-cell>
          <table:table-cell table:style-name="ce31" office:value-type="float" office:value="650" calcext:value-type="float">
            <text:p><text:s text:c="3"/>650 </text:p>
          </table:table-cell>
          <table:table-cell table:style-name="ce28" office:value-type="float" office:value="0.85" calcext:value-type="float">
            <text:p><text:s text:c="3"/>0.85 </text:p>
          </table:table-cell>
          <table:table-cell table:style-name="ce28" office:value-type="float" office:value="10.32" calcext:value-type="float">
            <text:p><text:s text:c="3"/>10.32 </text:p>
          </table:table-cell>
          <table:table-cell table:style-name="ce31" office:value-type="float" office:value="321" calcext:value-type="float">
            <text:p><text:s text:c="3"/>321 </text:p>
          </table:table-cell>
          <table:table-cell table:style-name="ce28" office:value-type="float" office:value="0.42" calcext:value-type="float">
            <text:p><text:s text:c="3"/>0.42 </text:p>
          </table:table-cell>
          <table:table-cell table:style-name="ce28" office:value-type="float" office:value="5.1" calcext:value-type="float">
            <text:p><text:s text:c="3"/>5.10 </text:p>
          </table:table-cell>
          <table:table-cell table:style-name="ce31" office:value-type="float" office:value="599" calcext:value-type="float">
            <text:p><text:s text:c="3"/>599 </text:p>
          </table:table-cell>
          <table:table-cell table:style-name="ce28" office:value-type="float" office:value="0.78" calcext:value-type="float">
            <text:p><text:s text:c="3"/>0.78 </text:p>
          </table:table-cell>
          <table:table-cell table:style-name="ce28" office:value-type="float" office:value="9.51" calcext:value-type="float">
            <text:p><text:s text:c="3"/>9.51 </text:p>
          </table:table-cell>
          <table:table-cell table:style-name="ce20" office:value-type="float" office:value="113" calcext:value-type="float">
            <text:p><text:s text:c="3"/>113 </text:p>
          </table:table-cell>
          <table:table-cell table:style-name="ce28" office:value-type="float" office:value="0.15" calcext:value-type="float">
            <text:p><text:s text:c="3"/>0.15 </text:p>
          </table:table-cell>
          <table:table-cell table:style-name="ce47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14" calcext:value-type="float">
            <text:p><text:s/>－414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93" calcext:value-type="float">
            <text:p><text:s/>－1.93 </text:p>
          </table:table-cell>
          <table:table-cell table:style-name="ce29" office:value-type="float" office:value="873" calcext:value-type="float">
            <text:p><text:s text:c="3"/>873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6" calcext:value-type="float">
            <text:p><text:s text:c="3"/>4.06 </text:p>
          </table:table-cell>
          <table:table-cell table:style-name="ce29" office:value-type="float" office:value="2038" calcext:value-type="float">
            <text:p><text:s text:c="3"/>2,038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48" calcext:value-type="float">
            <text:p><text:s text:c="3"/>9.48 </text:p>
          </table:table-cell>
          <table:table-cell table:style-name="ce29" office:value-type="float" office:value="1165" calcext:value-type="float">
            <text:p><text:s text:c="3"/>1,165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1891" calcext:value-type="float">
            <text:p><text:s text:c="3"/>1,891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17" office:value-type="float" office:value="408" calcext:value-type="float">
            <text:p><text:s text:c="3"/>40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54" calcext:value-type="float">
            <text:p><text:s/>－154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26" office:value-type="float" office:value="-8.95" calcext:value-type="float">
            <text:p><text:s/>－8.95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3" calcext:value-type="float">
            <text:p><text:s text:c="3"/>10.63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72" calcext:value-type="float">
            <text:p><text:s text:c="3"/>8.72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9" calcext:value-type="float">
            <text:p><text:s/>－19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1.02" calcext:value-type="float">
            <text:p><text:s/>－1.02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91" calcext:value-type="float">
            <text:p><text:s text:c="3"/>9.91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6" calcext:value-type="float">
            <text:p><text:s text:c="3"/>2.76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2" calcext:value-type="float">
            <text:p><text:s text:c="3"/>4.02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6" calcext:value-type="float">
            <text:p><text:s text:c="3"/>9.7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22" calcext:value-type="float">
            <text:p><text:s text:c="3"/>3.22 </text:p>
          </table:table-cell>
          <table:table-cell table:style-name="ce32" office:value-type="float" office:value="39" calcext:value-type="float">
            <text:p><text:s text:c="3"/>39 </text:p>
          </table:table-cell>
          <table:table-cell table:style-name="ce34" office:value-type="float" office:value="0.24" calcext:value-type="float">
            <text:p><text:s text:c="3"/>0.24 </text:p>
          </table:table-cell>
          <table:table-cell table:style-name="ce34" office:value-type="float" office:value="2.99" calcext:value-type="float">
            <text:p><text:s text:c="3"/>2.99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" calcext:value-type="float">
            <text:p><text:s text:c="3"/>6.90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3" calcext:value-type="float">
            <text:p><text:s text:c="3"/>1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88" calcext:value-type="float">
            <text:p><text:s/>－188 </text:p>
          </table:table-cell>
          <table:table-cell table:style-name="ce26" office:value-type="float" office:value="-1.5" calcext:value-type="float">
            <text:p><text:s/>－1.50 </text:p>
          </table:table-cell>
          <table:table-cell table:style-name="ce26" office:value-type="float" office:value="-18.36" calcext:value-type="float">
            <text:p><text:s/>－18.36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8" calcext:value-type="float">
            <text:p><text:s text:c="3"/>9.28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1.24" calcext:value-type="float">
            <text:p><text:s text:c="3"/>11.24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65" calcext:value-type="float">
            <text:p><text:s/>－265 </text:p>
          </table:table-cell>
          <table:table-cell table:style-name="ce26" office:value-type="float" office:value="-1.39" calcext:value-type="float">
            <text:p><text:s/>－1.39 </text:p>
          </table:table-cell>
          <table:table-cell table:style-name="ce26" office:value-type="float" office:value="-16.96" calcext:value-type="float">
            <text:p><text:s/>－16.96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7" calcext:value-type="float">
            <text:p><text:s text:c="3"/>3.07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57" calcext:value-type="float">
            <text:p><text:s text:c="3"/>10.57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6" calcext:value-type="float">
            <text:p><text:s text:c="3"/>3.26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" calcext:value-type="float">
            <text:p><text:s text:c="3"/>3.50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32" calcext:value-type="float">
            <text:p><text:s text:c="3"/>9.32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5" calcext:value-type="float">
            <text:p><text:s text:c="3"/>10.95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7" calcext:value-type="float">
            <text:p><text:s text:c="3"/>11.70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98" calcext:value-type="float">
            <text:p><text:s text:c="3"/>9.98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44" calcext:value-type="float">
            <text:p><text:s text:c="3"/>14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11" calcext:value-type="float">
            <text:p><text:s text:c="3"/>10.11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8" calcext:value-type="float">
            <text:p><text:s text:c="3"/>3.80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90" calcext:value-type="float">
            <text:p><text:s/>－90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84" calcext:value-type="float">
            <text:p><text:s/>－3.84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4" calcext:value-type="float">
            <text:p><text:s text:c="3"/>9.34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76" calcext:value-type="float">
            <text:p><text:s/>－76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71" calcext:value-type="float">
            <text:p><text:s/>－3.71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7" calcext:value-type="float">
            <text:p><text:s text:c="3"/>3.27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3" calcext:value-type="float">
            <text:p><text:s text:c="3"/>9.23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33" calcext:value-type="float">
            <text:p><text:s text:c="3"/>9.33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655" calcext:value-type="float">
            <text:p><text:s text:c="3"/>655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4" calcext:value-type="float">
            <text:p><text:s text:c="3"/>5.24 </text:p>
          </table:table-cell>
          <table:table-cell table:style-name="ce29" office:value-type="float" office:value="583" calcext:value-type="float">
            <text:p><text:s text:c="3"/>58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7" calcext:value-type="float">
            <text:p><text:s text:c="3"/>4.67 </text:p>
          </table:table-cell>
          <table:table-cell table:style-name="ce29" office:value-type="float" office:value="1219" calcext:value-type="float">
            <text:p><text:s text:c="3"/>1,219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29" office:value-type="float" office:value="636" calcext:value-type="float">
            <text:p><text:s text:c="3"/>636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1052" calcext:value-type="float">
            <text:p><text:s text:c="3"/>1,052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42" calcext:value-type="float">
            <text:p><text:s text:c="3"/>8.42 </text:p>
          </table:table-cell>
          <table:table-cell table:style-name="ce17" office:value-type="float" office:value="282" calcext:value-type="float">
            <text:p><text:s text:c="3"/>28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2.66" calcext:value-type="float">
            <text:p><text:s/>－2.66 </text:p>
          </table:table-cell>
          <table:table-cell table:style-name="ce26" office:value-type="float" office:value="-32.47" calcext:value-type="float">
            <text:p><text:s/>－32.47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87" calcext:value-type="float">
            <text:p><text:s text:c="3"/>0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410" calcext:value-type="float">
            <text:p><text:s text:c="3"/>410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26" office:value-type="float" office:value="40.04" calcext:value-type="float">
            <text:p><text:s text:c="3"/>40.04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6" calcext:value-type="float">
            <text:p><text:s text:c="3"/>11.60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6" calcext:value-type="float">
            <text:p><text:s text:c="3"/>5.4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10.04" calcext:value-type="float">
            <text:p><text:s text:c="3"/>10.0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99" calcext:value-type="float">
            <text:p><text:s text:c="3"/>199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89" calcext:value-type="float">
            <text:p><text:s text:c="3"/>12.89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1.2" calcext:value-type="float">
            <text:p><text:s text:c="3"/>11.20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46" calcext:value-type="float">
            <text:p><text:s text:c="3"/>9.46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6" calcext:value-type="float">
            <text:p><text:s text:c="3"/>4.56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8" calcext:value-type="float">
            <text:p><text:s text:c="3"/>8.98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07" calcext:value-type="float">
            <text:p><text:s/>－107 </text:p>
          </table:table-cell>
          <table:table-cell table:style-name="ce26" office:value-type="float" office:value="-1.88" calcext:value-type="float">
            <text:p><text:s/>－1.88 </text:p>
          </table:table-cell>
          <table:table-cell table:style-name="ce26" office:value-type="float" office:value="-22.97" calcext:value-type="float">
            <text:p><text:s/>－22.97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8" calcext:value-type="float">
            <text:p><text:s text:c="3"/>2.58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3" calcext:value-type="float">
            <text:p><text:s text:c="3"/>1.23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6" calcext:value-type="float">
            <text:p><text:s text:c="3"/>2.46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5" calcext:value-type="float">
            <text:p><text:s text:c="3"/>9.85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39" calcext:value-type="float">
            <text:p><text:s text:c="3"/>7.39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1.08" calcext:value-type="float">
            <text:p><text:s text:c="3"/>11.08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46" office:value-type="float" office:value="5.34" calcext:value-type="float">
            <text:p><text:s text:c="3"/>5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55" calcext:value-type="float">
            <text:p><text:s/>－155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26" office:value-type="float" office:value="-10.12" calcext:value-type="float">
            <text:p><text:s/>－10.12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9" calcext:value-type="float">
            <text:p><text:s text:c="3"/>3.39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04" calcext:value-type="float">
            <text:p><text:s text:c="3"/>1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2" calcext:value-type="float">
            <text:p><text:s text:c="3"/>2.92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7" calcext:value-type="float">
            <text:p><text:s text:c="3"/>9.37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6" calcext:value-type="float">
            <text:p><text:s text:c="3"/>7.3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8" calcext:value-type="float">
            <text:p><text:s text:c="3"/>8.98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1.37" calcext:value-type="float">
            <text:p><text:s text:c="3"/>1.37 </text:p>
          </table:table-cell>
          <table:table-cell table:style-name="ce26" office:value-type="float" office:value="16.73" calcext:value-type="float">
            <text:p><text:s text:c="3"/>16.73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43" calcext:value-type="float">
            <text:p><text:s text:c="3"/>11.43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80" calcext:value-type="float">
            <text:p><text:s text:c="3"/>180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26" office:value-type="float" office:value="14.38" calcext:value-type="float">
            <text:p><text:s text:c="3"/>14.38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2" calcext:value-type="float">
            <text:p><text:s text:c="3"/>10.62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49" calcext:value-type="float">
            <text:p><text:s text:c="3"/>349 </text:p>
          </table:table-cell>
          <table:table-cell table:style-name="ce25" office:value-type="float" office:value="3.73" calcext:value-type="float">
            <text:p><text:s text:c="3"/>3.73 </text:p>
          </table:table-cell>
          <table:table-cell table:style-name="ce25" office:value-type="float" office:value="45.51" calcext:value-type="float">
            <text:p><text:s text:c="3"/>45.51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5" office:value-type="float" office:value="1.26" calcext:value-type="float">
            <text:p><text:s text:c="3"/>1.26 </text:p>
          </table:table-cell>
          <table:table-cell table:style-name="ce25" office:value-type="float" office:value="15.36" calcext:value-type="float">
            <text:p><text:s text:c="3"/>15.36 </text:p>
          </table:table-cell>
          <table:table-cell table:style-name="ce29" office:value-type="float" office:value="143" calcext:value-type="float">
            <text:p><text:s text:c="3"/>143 </text:p>
          </table:table-cell>
          <table:table-cell table:style-name="ce25" office:value-type="float" office:value="1.53" calcext:value-type="float">
            <text:p><text:s text:c="3"/>1.53 </text:p>
          </table:table-cell>
          <table:table-cell table:style-name="ce25" office:value-type="float" office:value="18.61" calcext:value-type="float">
            <text:p><text:s text:c="3"/>18.61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25" calcext:value-type="float">
            <text:p><text:s text:c="3"/>3.25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4" calcext:value-type="float">
            <text:p><text:s text:c="3"/>7.94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45" office:value-type="float" office:value="1.04" calcext:value-type="float">
            <text:p><text:s text:c="3"/>1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73" calcext:value-type="float">
            <text:p><text:s text:c="3"/>373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26" office:value-type="float" office:value="54.35" calcext:value-type="float">
            <text:p><text:s text:c="3"/>54.3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26" office:value-type="float" office:value="15.85" calcext:value-type="float">
            <text:p><text:s text:c="3"/>15.85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1.57" calcext:value-type="float">
            <text:p><text:s text:c="3"/>1.57 </text:p>
          </table:table-cell>
          <table:table-cell table:style-name="ce26" office:value-type="float" office:value="19.19" calcext:value-type="float">
            <text:p><text:s text:c="3"/>19.19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34" calcext:value-type="float">
            <text:p><text:s text:c="3"/>3.34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6" calcext:value-type="float">
            <text:p><text:s text:c="3"/>1.16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4" calcext:value-type="float">
            <text:p><text:s/>－24 </text:p>
          </table:table-cell>
          <table:table-cell table:style-name="ce28" office:value-type="float" office:value="-2.44" calcext:value-type="float">
            <text:p><text:s/>－2.44 </text:p>
          </table:table-cell>
          <table:table-cell table:style-name="ce28" office:value-type="float" office:value="-29.78" calcext:value-type="float">
            <text:p><text:s/>－29.78 </text:p>
          </table:table-cell>
          <table:table-cell table:style-name="ce33" office:value-type="float" office:value="9" calcext:value-type="float">
            <text:p><text:s text:c="3"/>9 </text:p>
          </table:table-cell>
          <table:table-cell table:style-name="ce35" office:value-type="float" office:value="0.92" calcext:value-type="float">
            <text:p><text:s text:c="3"/>0.92 </text:p>
          </table:table-cell>
          <table:table-cell table:style-name="ce35" office:value-type="float" office:value="11.18" calcext:value-type="float">
            <text:p><text:s text:c="3"/>11.18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8" office:value-type="float" office:value="1.12" calcext:value-type="float">
            <text:p><text:s text:c="3"/>1.12 </text:p>
          </table:table-cell>
          <table:table-cell table:style-name="ce28" office:value-type="float" office:value="13.67" calcext:value-type="float">
            <text:p><text:s text:c="3"/>13.67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28" office:value-type="float" office:value="2.48" calcext:value-type="float">
            <text:p><text:s text:c="3"/>2.48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38" office:value-type="float" office:value="7.45" calcext:value-type="float">
            <text:p><text:s text:c="3"/>7.45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12月5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8-12-08T10:35:11</dc:date>
    <meta:print-date>2008-12-05T10:28:32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